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4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0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5"/>
          <table:table-cell table:style-name="ce29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5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list.D3:list.D21">
            <calcext:condition calcext:apply-style-name="Error" calcext:value="duplicate" calcext:base-cell-address="list.D3"/>
          </calcext:conditional-format>
          <calcext:conditional-format calcext:target-range-address="list.E3:list.E21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6:42:24.75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6T16:45:05.814000000</dc:date>
    <meta:editing-duration>P1DT46M50S</meta:editing-duration>
    <meta:editing-cycles>457</meta:editing-cycles>
    <meta:document-statistic meta:table-count="1" meta:cell-count="10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